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2020" officeooo:paragraph-rsid="00012020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108e7" officeooo:paragraph-rsid="000108e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03c2eb" officeooo:paragraph-rsid="0003c2e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05b444" officeooo:paragraph-rsid="0005b4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06b284" officeooo:paragraph-rsid="0006b28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6b284" officeooo:paragraph-rsid="0006b284" style:font-weight-asian="normal" style:font-weight-complex="normal"/>
    </style:style>
    <style:style style:name="P7" style:family="paragraph" style:parent-style-name="Text_20_body">
      <style:text-properties fo:language="ru" fo:country="RU" officeooo:rsid="00208ad4" officeooo:paragraph-rsid="00208ad4"/>
    </style:style>
    <style:style style:name="P8" style:family="paragraph" style:parent-style-name="Text_20_body">
      <style:text-properties fo:language="ru" fo:country="RU" officeooo:rsid="00226f71" officeooo:paragraph-rsid="00226f71"/>
    </style:style>
    <style:style style:name="P9" style:family="paragraph" style:parent-style-name="Text_20_body">
      <style:text-properties fo:language="ru" fo:country="RU" officeooo:rsid="00226f71" officeooo:paragraph-rsid="0023ea3b"/>
    </style:style>
    <style:style style:name="P10" style:family="paragraph" style:parent-style-name="Text_20_body">
      <style:text-properties fo:language="ru" fo:country="RU" officeooo:rsid="0022e0da" officeooo:paragraph-rsid="00253f50"/>
    </style:style>
    <style:style style:name="P11" style:family="paragraph" style:parent-style-name="Text_20_body">
      <style:text-properties fo:language="ru" fo:country="RU" officeooo:rsid="00267d60" officeooo:paragraph-rsid="00267d60"/>
    </style:style>
    <style:style style:name="P12" style:family="paragraph" style:parent-style-name="Text_20_body">
      <style:text-properties fo:language="ru" fo:country="RU" officeooo:rsid="0035fadc" officeooo:paragraph-rsid="003aff56"/>
    </style:style>
    <style:style style:name="P13" style:family="paragraph" style:parent-style-name="Text_20_body">
      <style:text-properties fo:language="ru" fo:country="RU" officeooo:rsid="003d9238" officeooo:paragraph-rsid="003d9238"/>
    </style:style>
    <style:style style:name="P14" style:family="paragraph" style:parent-style-name="Text_20_body">
      <style:text-properties fo:language="ru" fo:country="RU" officeooo:rsid="003ef0d6" officeooo:paragraph-rsid="003ef0d6"/>
    </style:style>
    <style:style style:name="P15" style:family="paragraph" style:parent-style-name="Text_20_body">
      <style:text-properties fo:language="en" fo:country="US" officeooo:rsid="00208ad4" officeooo:paragraph-rsid="00253f50"/>
    </style:style>
    <style:style style:name="P16" style:family="paragraph" style:parent-style-name="Text_20_body">
      <style:text-properties fo:language="en" fo:country="US" officeooo:rsid="00208ad4" officeooo:paragraph-rsid="0029f5f7"/>
    </style:style>
    <style:style style:name="P17" style:family="paragraph" style:parent-style-name="Standard">
      <style:paragraph-properties fo:text-align="center" style:justify-single-word="false" fo:break-before="page"/>
      <style:text-properties fo:language="ru" fo:country="RU" fo:font-weight="bold" officeooo:rsid="000108e7" officeooo:paragraph-rsid="000108e7" style:font-weight-asian="bold" style:font-weight-complex="bold"/>
    </style:style>
    <style:style style:name="P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1" style:family="paragraph" style:parent-style-name="Standard" style:list-style-name="L1">
      <style:text-properties fo:language="ru" fo:country="RU" officeooo:rsid="000108e7" officeooo:paragraph-rsid="000108e7"/>
    </style:style>
    <style:style style:name="P22" style:family="paragraph" style:parent-style-name="Standard" style:list-style-name="L2">
      <style:text-properties fo:language="ru" fo:country="RU" officeooo:rsid="000108e7" officeooo:paragraph-rsid="000108e7"/>
    </style:style>
    <style:style style:name="P23" style:family="paragraph" style:parent-style-name="Standard" style:list-style-name="L3">
      <style:text-properties fo:language="ru" fo:country="RU" officeooo:rsid="000108e7" officeooo:paragraph-rsid="000108e7"/>
    </style:style>
    <style:style style:name="P24" style:family="paragraph" style:parent-style-name="Standard" style:list-style-name="L1">
      <style:text-properties fo:language="ru" fo:country="RU" officeooo:rsid="0003c2eb" officeooo:paragraph-rsid="0003c2eb"/>
    </style:style>
    <style:style style:name="P25" style:family="paragraph" style:parent-style-name="Standard" style:list-style-name="L4">
      <style:text-properties fo:language="ru" fo:country="RU" officeooo:rsid="0003c2eb" officeooo:paragraph-rsid="0003c2eb"/>
    </style:style>
    <style:style style:name="P26" style:family="paragraph" style:parent-style-name="Standard" style:list-style-name="L4">
      <style:text-properties fo:language="ru" fo:country="RU" officeooo:rsid="00012020" officeooo:paragraph-rsid="00012020"/>
    </style:style>
    <style:style style:name="P27" style:family="paragraph" style:parent-style-name="Standard" style:list-style-name="L4">
      <style:text-properties fo:language="ru" fo:country="RU" officeooo:rsid="0005b444" officeooo:paragraph-rsid="0005b444"/>
    </style:style>
    <style:style style:name="P28" style:family="paragraph" style:parent-style-name="Standard" style:list-style-name="L4">
      <style:text-properties fo:language="ru" fo:country="RU" officeooo:rsid="0005b444" officeooo:paragraph-rsid="000572a6"/>
    </style:style>
    <style:style style:name="P29" style:family="paragraph" style:parent-style-name="Standard" style:list-style-name="L4">
      <style:text-properties fo:language="ru" fo:country="RU" officeooo:rsid="00052123" officeooo:paragraph-rsid="00052123"/>
    </style:style>
    <style:style style:name="P30" style:family="paragraph" style:parent-style-name="Standard" style:list-style-name="L4">
      <style:text-properties fo:language="ru" fo:country="RU" officeooo:rsid="0006b284" officeooo:paragraph-rsid="0006b284"/>
    </style:style>
    <style:style style:name="P31" style:family="paragraph" style:parent-style-name="Standard" style:list-style-name="L4">
      <style:text-properties fo:language="ru" fo:country="RU" officeooo:rsid="0006b284" officeooo:paragraph-rsid="00052123"/>
    </style:style>
    <style:style style:name="P32" style:family="paragraph" style:parent-style-name="Standard" style:list-style-name="L4">
      <style:text-properties fo:language="ru" fo:country="RU" officeooo:rsid="000572a6" officeooo:paragraph-rsid="000572a6"/>
    </style:style>
    <style:style style:name="P33" style:family="paragraph" style:parent-style-name="Standard" style:list-style-name="L4">
      <style:text-properties fo:language="ru" fo:country="RU" officeooo:rsid="00085a6f" officeooo:paragraph-rsid="00085a6f"/>
    </style:style>
    <style:style style:name="P34" style:family="paragraph" style:parent-style-name="Standard" style:list-style-name="L4">
      <style:text-properties officeooo:rsid="000572a6" officeooo:paragraph-rsid="000572a6"/>
    </style:style>
    <style:style style:name="P35" style:family="paragraph" style:parent-style-name="Standard" style:list-style-name="L4">
      <style:text-properties officeooo:rsid="0005b444" officeooo:paragraph-rsid="0005b444"/>
    </style:style>
    <style:style style:name="P36" style:family="paragraph" style:parent-style-name="Heading_20_3">
      <style:text-properties officeooo:rsid="003d9238" officeooo:paragraph-rsid="003d9238"/>
    </style:style>
    <style:style style:name="P37" style:family="paragraph" style:parent-style-name="Heading_20_3">
      <style:text-properties officeooo:rsid="00208ad4" officeooo:paragraph-rsid="00253f50"/>
    </style:style>
    <style:style style:name="P38" style:family="paragraph" style:parent-style-name="Heading_20_3">
      <style:text-properties officeooo:rsid="00208ad4" officeooo:paragraph-rsid="00208ad4"/>
    </style:style>
    <style:style style:name="P39" style:family="paragraph" style:parent-style-name="Heading_20_3" style:list-style-name="">
      <style:text-properties officeooo:rsid="00208ad4" officeooo:paragraph-rsid="00208ad4"/>
    </style:style>
    <style:style style:name="P40" style:family="paragraph" style:parent-style-name="Heading_20_3">
      <style:text-properties officeooo:rsid="00208ad4" officeooo:paragraph-rsid="0023ea3b"/>
    </style:style>
    <style:style style:name="P41" style:family="paragraph" style:parent-style-name="Heading_20_3">
      <style:text-properties fo:language="en" fo:country="US" officeooo:rsid="00208ad4" officeooo:paragraph-rsid="00208ad4"/>
    </style:style>
    <style:style style:name="P42" style:family="paragraph" style:parent-style-name="Heading_20_3">
      <style:text-properties fo:language="en" fo:country="US" officeooo:rsid="00226f71" officeooo:paragraph-rsid="0023ea3b"/>
    </style:style>
    <style:style style:name="P43" style:family="paragraph" style:parent-style-name="Heading_20_3">
      <style:text-properties fo:language="en" fo:country="US" officeooo:rsid="0043a4e5" officeooo:paragraph-rsid="0043a4e5"/>
    </style:style>
    <style:style style:name="P44" style:family="paragraph" style:parent-style-name="Heading_20_3" style:list-style-name=""/>
    <style:style style:name="P45" style:family="paragraph" style:parent-style-name="Heading_20_3" style:list-style-name="">
      <style:text-properties fo:language="ru" fo:country="RU" officeooo:rsid="0036c096" officeooo:paragraph-rsid="0036c096"/>
    </style:style>
    <style:style style:name="P46" style:family="paragraph" style:parent-style-name="Heading_20_3">
      <style:text-properties fo:language="ru" fo:country="RU" officeooo:rsid="00226f71" officeooo:paragraph-rsid="00226f71"/>
    </style:style>
    <style:style style:name="P47" style:family="paragraph" style:parent-style-name="Heading_20_3">
      <style:text-properties officeooo:paragraph-rsid="0044ef72"/>
    </style:style>
    <style:style style:name="P48" style:family="paragraph" style:parent-style-name="Heading_20_3">
      <style:text-properties officeooo:rsid="004557fa" officeooo:paragraph-rsid="004557fa"/>
    </style:style>
    <style:style style:name="P49" style:family="paragraph" style:parent-style-name="Heading_20_3">
      <style:text-properties officeooo:rsid="0046e823" officeooo:paragraph-rsid="0046e823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Heading_20_3" style:list-style-name="">
      <style:paragraph-properties fo:break-before="page"/>
      <style:text-properties fo:language="ru" fo:country="RU" officeooo:rsid="0036c096" officeooo:paragraph-rsid="0036c096"/>
    </style:style>
    <style:style style:name="P52" style:family="paragraph" style:parent-style-name="Heading_20_3">
      <style:paragraph-properties fo:break-before="page"/>
      <style:text-properties fo:language="ru" fo:country="RU" officeooo:rsid="0035fadc" officeooo:paragraph-rsid="0035fadc"/>
    </style:style>
    <style:style style:name="P53" style:family="paragraph" style:parent-style-name="Heading_20_3">
      <style:paragraph-properties fo:break-before="page"/>
      <style:text-properties officeooo:rsid="00208ad4" officeooo:paragraph-rsid="00208ad4"/>
    </style:style>
    <style:style style:name="P54" style:family="paragraph" style:parent-style-name="Heading_20_2">
      <style:text-properties fo:language="ru" fo:country="RU" officeooo:rsid="00208ad4" officeooo:paragraph-rsid="00208ad4"/>
    </style:style>
    <style:style style:name="P55" style:family="paragraph" style:parent-style-name="Heading_20_2" style:list-style-name="">
      <style:text-properties fo:language="ru" fo:country="RU" officeooo:rsid="0023ea3b" officeooo:paragraph-rsid="0023ea3b"/>
    </style:style>
    <style:style style:name="P56" style:family="paragraph" style:parent-style-name="Heading_20_2">
      <style:paragraph-properties fo:break-before="page"/>
      <style:text-properties fo:language="ru" fo:country="RU" officeooo:rsid="0023ea3b" officeooo:paragraph-rsid="0023ea3b"/>
    </style:style>
    <style:style style:name="P57" style:family="paragraph" style:parent-style-name="Heading_20_2">
      <style:paragraph-properties fo:break-before="page"/>
      <style:text-properties fo:language="ru" fo:country="RU" officeooo:rsid="0043a4e5" officeooo:paragraph-rsid="0043a4e5"/>
    </style:style>
    <style:style style:name="P58" style:family="paragraph" style:parent-style-name="Heading_20_1">
      <style:paragraph-properties fo:break-before="page"/>
      <style:text-properties fo:language="ru" fo:country="RU" officeooo:rsid="00208ad4" officeooo:paragraph-rsid="00208ad4"/>
    </style:style>
    <style:style style:name="P59" style:family="paragraph" style:parent-style-name="Heading_20_4">
      <style:text-properties fo:language="ru" fo:country="RU"/>
    </style:style>
    <style:style style:name="P60" style:family="paragraph" style:parent-style-name="Heading_20_4">
      <style:text-properties fo:language="ru" fo:country="RU" officeooo:rsid="003484d1" officeooo:paragraph-rsid="003484d1"/>
    </style:style>
    <style:style style:name="P61" style:family="paragraph" style:parent-style-name="Heading_20_4">
      <style:text-properties fo:language="ru" fo:country="RU" officeooo:rsid="00486778" officeooo:paragraph-rsid="00486778"/>
    </style:style>
    <style:style style:name="P62" style:family="paragraph" style:parent-style-name="Heading_20_4">
      <style:text-properties fo:language="ru" fo:country="RU" officeooo:rsid="004967ea" officeooo:paragraph-rsid="004967ea"/>
    </style:style>
    <style:style style:name="P63" style:family="paragraph" style:parent-style-name="Heading_20_4">
      <style:text-properties fo:language="en" fo:country="US" officeooo:rsid="00208ad4" officeooo:paragraph-rsid="0029f5f7"/>
    </style:style>
    <style:style style:name="P64" style:family="paragraph" style:parent-style-name="Text_20_body" style:list-style-name="">
      <style:text-properties fo:language="ru" fo:country="RU" officeooo:rsid="0036c096" officeooo:paragraph-rsid="0036c096"/>
    </style:style>
    <style:style style:name="P65" style:family="paragraph" style:parent-style-name="Text_20_body" style:list-style-name="">
      <style:text-properties fo:language="ru" fo:country="RU" officeooo:rsid="00386a2f" officeooo:paragraph-rsid="00386a2f"/>
    </style:style>
    <style:style style:name="P66" style:family="paragraph" style:parent-style-name="Text_20_body" style:list-style-name="">
      <style:text-properties fo:language="ru" fo:country="RU" officeooo:rsid="0038cd82" officeooo:paragraph-rsid="0038cd82"/>
    </style:style>
    <style:style style:name="P67" style:family="paragraph" style:parent-style-name="Text_20_body" style:list-style-name="L5">
      <style:text-properties fo:language="ru" fo:country="RU" officeooo:rsid="00267d60" officeooo:paragraph-rsid="00267d60"/>
    </style:style>
    <style:style style:name="P68" style:family="paragraph" style:parent-style-name="Text_20_body" style:list-style-name="L5">
      <style:text-properties fo:language="ru" fo:country="RU" officeooo:rsid="002bac32" officeooo:paragraph-rsid="002bac32"/>
    </style:style>
    <style:style style:name="P69" style:family="paragraph" style:parent-style-name="Text_20_body" style:list-style-name="L5">
      <style:text-properties fo:language="ru" fo:country="RU" officeooo:rsid="0028483d" officeooo:paragraph-rsid="0028483d"/>
    </style:style>
    <style:style style:name="P70" style:family="paragraph" style:parent-style-name="Text_20_body" style:list-style-name="L5">
      <style:text-properties fo:language="ru" fo:country="RU" officeooo:rsid="0029f5f7" officeooo:paragraph-rsid="0029f5f7"/>
    </style:style>
    <style:style style:name="P71" style:family="paragraph" style:parent-style-name="Text_20_body" style:list-style-name="L8">
      <style:text-properties fo:language="ru" fo:country="RU" officeooo:rsid="0029f5f7" officeooo:paragraph-rsid="0029f5f7"/>
    </style:style>
    <style:style style:name="P72" style:family="paragraph" style:parent-style-name="Text_20_body" style:list-style-name="L6">
      <style:text-properties fo:language="ru" fo:country="RU" officeooo:rsid="003484d1" officeooo:paragraph-rsid="003484d1"/>
    </style:style>
    <style:style style:name="P73" style:family="paragraph" style:parent-style-name="Text_20_body" style:list-style-name="L6">
      <style:text-properties fo:language="ru" fo:country="RU" officeooo:rsid="00349393" officeooo:paragraph-rsid="00349393"/>
    </style:style>
    <style:style style:name="P74" style:family="paragraph" style:parent-style-name="Text_20_body" style:list-style-name="L6">
      <style:text-properties fo:language="ru" fo:country="RU" officeooo:rsid="003cf740" officeooo:paragraph-rsid="003cf740"/>
    </style:style>
    <style:style style:name="P75" style:family="paragraph" style:parent-style-name="Text_20_body" style:list-style-name="L7">
      <style:text-properties fo:language="ru" fo:country="RU" officeooo:rsid="002e7279" officeooo:paragraph-rsid="002e7279"/>
    </style:style>
    <style:style style:name="P76" style:family="paragraph" style:parent-style-name="Text_20_body" style:list-style-name="L7">
      <style:text-properties fo:language="ru" fo:country="RU" officeooo:rsid="003babdd" officeooo:paragraph-rsid="003babdd"/>
    </style:style>
    <style:style style:name="P77" style:family="paragraph" style:parent-style-name="Text_20_body" style:list-style-name="L7">
      <style:text-properties fo:language="ru" fo:country="RU" officeooo:rsid="002fd8b4" officeooo:paragraph-rsid="002fd8b4"/>
    </style:style>
    <style:style style:name="P78" style:family="paragraph" style:parent-style-name="Text_20_body" style:list-style-name="L7">
      <style:text-properties fo:language="ru" fo:country="RU" officeooo:rsid="00306a31" officeooo:paragraph-rsid="00306a31"/>
    </style:style>
    <style:style style:name="P79" style:family="paragraph" style:parent-style-name="Text_20_body" style:list-style-name="L7">
      <style:text-properties fo:language="ru" fo:country="RU" officeooo:rsid="0031cc1c" officeooo:paragraph-rsid="0031cc1c"/>
    </style:style>
    <style:style style:name="P80" style:family="paragraph" style:parent-style-name="Text_20_body">
      <style:text-properties fo:language="ru" fo:country="RU" officeooo:rsid="00208ad4" officeooo:paragraph-rsid="00208ad4"/>
    </style:style>
    <style:style style:name="P81" style:family="paragraph" style:parent-style-name="Text_20_body">
      <style:text-properties fo:language="ru" fo:country="RU" officeooo:rsid="00208ad4" officeooo:paragraph-rsid="0023ea3b"/>
    </style:style>
    <style:style style:name="P82" style:family="paragraph" style:parent-style-name="Text_20_body" style:list-style-name="L16">
      <style:text-properties fo:language="ru" fo:country="RU" officeooo:rsid="004967ea" officeooo:paragraph-rsid="004967ea"/>
    </style:style>
    <style:style style:name="P83" style:family="paragraph" style:parent-style-name="Text_20_body" style:list-style-name="L16">
      <style:text-properties fo:language="en" fo:country="US" officeooo:rsid="004967ea" officeooo:paragraph-rsid="004967ea"/>
    </style:style>
    <style:style style:name="P84" style:family="paragraph" style:parent-style-name="Text_20_body" style:list-style-name="L16">
      <style:text-properties fo:language="en" fo:country="US" officeooo:rsid="0049b51b" officeooo:paragraph-rsid="0049b51b"/>
    </style:style>
    <style:style style:name="P85" style:family="paragraph" style:parent-style-name="Text_20_body" style:list-style-name="L9">
      <style:text-properties officeooo:rsid="0043a4e5" officeooo:paragraph-rsid="0043a4e5"/>
    </style:style>
    <style:style style:name="P86" style:family="paragraph" style:parent-style-name="Text_20_body" style:list-style-name="L9">
      <style:text-properties officeooo:rsid="00446cef" officeooo:paragraph-rsid="00446cef"/>
    </style:style>
    <style:style style:name="P87" style:family="paragraph" style:parent-style-name="Text_20_body">
      <style:text-properties officeooo:rsid="0044ef72" officeooo:paragraph-rsid="0044ef72"/>
    </style:style>
    <style:style style:name="P88" style:family="paragraph" style:parent-style-name="Text_20_body" style:list-style-name="L10">
      <style:text-properties officeooo:rsid="0044ef72" officeooo:paragraph-rsid="0044ef72"/>
    </style:style>
    <style:style style:name="P89" style:family="paragraph" style:parent-style-name="Text_20_body" style:list-style-name="L11">
      <style:text-properties officeooo:rsid="004557fa" officeooo:paragraph-rsid="004557fa"/>
    </style:style>
    <style:style style:name="P90" style:family="paragraph" style:parent-style-name="Text_20_body" style:list-style-name="L12">
      <style:text-properties officeooo:rsid="0046e823" officeooo:paragraph-rsid="0046e823"/>
    </style:style>
    <style:style style:name="P91" style:family="paragraph" style:parent-style-name="Text_20_body" style:list-style-name="L13">
      <style:text-properties officeooo:rsid="0046e823" officeooo:paragraph-rsid="0046e823"/>
    </style:style>
    <style:style style:name="P92" style:family="paragraph" style:parent-style-name="Text_20_body" style:list-style-name="L14">
      <style:text-properties officeooo:rsid="00486778" officeooo:paragraph-rsid="00486778"/>
    </style:style>
    <style:style style:name="P93" style:family="paragraph" style:parent-style-name="Text_20_body" style:list-style-name="L15">
      <style:text-properties officeooo:rsid="00486778" officeooo:paragraph-rsid="0048677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2123"/>
    </style:style>
    <style:style style:name="T3" style:family="text">
      <style:text-properties fo:language="ru" fo:country="RU" officeooo:rsid="00085a6f"/>
    </style:style>
    <style:style style:name="T4" style:family="text">
      <style:text-properties fo:language="ru" fo:country="RU" officeooo:rsid="0006b284"/>
    </style:style>
    <style:style style:name="T5" style:family="text">
      <style:text-properties fo:language="ru" fo:country="RU" officeooo:rsid="00208ad4"/>
    </style:style>
    <style:style style:name="T6" style:family="text">
      <style:text-properties fo:language="ru" fo:country="RU" officeooo:rsid="00486778"/>
    </style:style>
    <style:style style:name="T7" style:family="text">
      <style:text-properties fo:language="ru" fo:country="RU" officeooo:rsid="004967ea"/>
    </style:style>
    <style:style style:name="T8" style:family="text">
      <style:text-properties officeooo:rsid="0003c2eb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3aff56"/>
    </style:style>
    <style:style style:name="T11" style:family="text">
      <style:text-properties fo:language="en" fo:country="US" officeooo:rsid="003f766a"/>
    </style:style>
    <style:style style:name="T12" style:family="text">
      <style:text-properties fo:language="en" fo:country="US" officeooo:rsid="0046e823"/>
    </style:style>
    <style:style style:name="T13" style:family="text">
      <style:text-properties fo:language="en" fo:country="US" officeooo:rsid="0049b51b"/>
    </style:style>
    <style:style style:name="T14" style:family="text">
      <style:text-properties officeooo:rsid="00208ad4"/>
    </style:style>
    <style:style style:name="T15" style:family="text">
      <style:text-properties officeooo:rsid="0028483d"/>
    </style:style>
    <style:style style:name="T16" style:family="text">
      <style:text-properties officeooo:rsid="002e7279"/>
    </style:style>
    <style:style style:name="T17" style:family="text">
      <style:text-properties officeooo:rsid="0033a84a"/>
    </style:style>
    <style:style style:name="T18" style:family="text">
      <style:text-properties officeooo:rsid="00349393"/>
    </style:style>
    <style:style style:name="T19" style:family="text">
      <style:text-properties officeooo:rsid="00386a2f"/>
    </style:style>
    <style:style style:name="T20" style:family="text">
      <style:text-properties officeooo:rsid="00391bb9"/>
    </style:style>
    <style:style style:name="T21" style:family="text">
      <style:text-properties officeooo:rsid="003f766a"/>
    </style:style>
    <style:style style:name="T22" style:family="text">
      <style:text-properties officeooo:rsid="0044ef72"/>
    </style:style>
    <style:style style:name="T23" style:family="text">
      <style:text-properties officeooo:rsid="0046e823"/>
    </style:style>
    <style:style style:name="T24" style:family="text">
      <style:text-properties officeooo:rsid="0049b5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"><text:a xlink:type="simple" xlink:href="#__RefHeading___Toc344_7508708" text:style-name="Index_20_Link" text:visited-style-name="Index_20_Link">Архитектура<text:tab/>4</text:a></text:p>
          <text:p text:style-name="P18"><text:a xlink:type="simple" xlink:href="#__RefHeading___Toc346_7508708" text:style-name="Index_20_Link" text:visited-style-name="Index_20_Link">Основные модули<text:tab/>4</text:a></text:p>
          <text:p text:style-name="P20"><text:a xlink:type="simple" xlink:href="#__RefHeading___Toc348_7508708" text:style-name="Index_20_Link" text:visited-style-name="Index_20_Link">Logger<text:tab/>4</text:a></text:p>
          <text:p text:style-name="P20"><text:a xlink:type="simple" xlink:href="#__RefHeading___Toc350_7508708" text:style-name="Index_20_Link" text:visited-style-name="Index_20_Link">Catalog Resources<text:tab/>4</text:a></text:p>
          <text:p text:style-name="P20"><text:a xlink:type="simple" xlink:href="#__RefHeading___Toc352_7508708" text:style-name="Index_20_Link" text:visited-style-name="Index_20_Link">Display<text:tab/>4</text:a></text:p>
          <text:p text:style-name="P20"><text:a xlink:type="simple" xlink:href="#__RefHeading___Toc354_7508708" text:style-name="Index_20_Link" text:visited-style-name="Index_20_Link">Controlls<text:tab/>4</text:a></text:p>
          <text:p text:style-name="P20"><text:a xlink:type="simple" xlink:href="#__RefHeading___Toc356_7508708" text:style-name="Index_20_Link" text:visited-style-name="Index_20_Link">Game Mode<text:tab/>4</text:a></text:p>
          <text:p text:style-name="P20"><text:a xlink:type="simple" xlink:href="#__RefHeading___Toc358_7508708" text:style-name="Index_20_Link" text:visited-style-name="Index_20_Link">PlayerProfile<text:tab/>4</text:a></text:p>
          <text:p text:style-name="P20"><text:a xlink:type="simple" xlink:href="#__RefHeading___Toc360_7508708" text:style-name="Index_20_Link" text:visited-style-name="Index_20_Link">Manager of Actors of Player<text:tab/>4</text:a></text:p>
          <text:p text:style-name="P20"><text:a xlink:type="simple" xlink:href="#__RefHeading___Toc362_7508708" text:style-name="Index_20_Link" text:visited-style-name="Index_20_Link">Map<text:tab/>4</text:a></text:p>
          <text:p text:style-name="P18"><text:a xlink:type="simple" xlink:href="#__RefHeading___Toc364_7508708" text:style-name="Index_20_Link" text:visited-style-name="Index_20_Link">Модули отвечающие за работу отдельных акторов<text:tab/>5</text:a></text:p>
          <text:p text:style-name="P20"><text:a xlink:type="simple" xlink:href="#__RefHeading___Toc366_7508708" text:style-name="Index_20_Link" text:visited-style-name="Index_20_Link">Player Actor<text:tab/>5</text:a></text:p>
          <text:p text:style-name="P20"><text:a xlink:type="simple" xlink:href="#__RefHeading___Toc368_7508708" text:style-name="Index_20_Link" text:visited-style-name="Index_20_Link">Bullets<text:tab/>5</text:a></text:p>
          <text:p text:style-name="P20"><text:a xlink:type="simple" xlink:href="#__RefHeading___Toc370_7508708" text:style-name="Index_20_Link" text:visited-style-name="Index_20_Link">Blocks<text:tab/>5</text:a></text:p>
        </text:index-body>
      </text:table-of-content>
      <text:p text:style-name="P2"/>
      <text:p text:style-name="P17">Чего ожидают игроки </text:p>
      <text:list xml:id="list4130412945" text:style-name="L1">
        <text:list-item>
          <text:p text:style-name="P21">шутер</text:p>
        </text:list-item>
        <text:list-item>
          <text:p text:style-name="P21">сюжет</text:p>
        </text:list-item>
        <text:list-item>
          <text:p text:style-name="P21">кооператив</text:p>
        </text:list-item>
        <text:list-item>
          <text:p text:style-name="P21">редактор</text:p>
        </text:list-item>
        <text:list-item>
          <text:p text:style-name="P21">аниме стилистику</text:p>
        </text:list-item>
        <text:list-item>
          <text:p text:style-name="P21">контент </text:p>
        </text:list-item>
        <text:list-item>
          <text:p text:style-name="P24">плюшки</text:p>
        </text:list-item>
      </text:list>
      <text:p text:style-name="P2">технические функции которые нужно реализовать</text:p>
      <text:p text:style-name="P2"/>
      <text:list xml:id="list2565162994" text:style-name="L2">
        <text:list-item>
          <text:p text:style-name="P22">одиночное сражение с ботами</text:p>
        </text:list-item>
      </text:list>
      <text:list xml:id="list4285329606" text:style-name="L3">
        <text:list-item>
          <text:p text:style-name="P23">возможность выбрать карту</text:p>
        </text:list-item>
        <text:list-item>
          <text:p text:style-name="P23">гемплей на карте</text:p>
        </text:list-item>
        <text:list-item>
          <text:p text:style-name="P23">простейший ии</text:p>
        </text:list-item>
        <text:list-item>
          <text:p text:style-name="P23">игровая статистика</text:p>
        </text:list-item>
      </text:list>
      <text:list xml:id="list3549725390" text:style-name="L4">
        <text:list-item>
          <text:p text:style-name="P26">компания</text:p>
          <text:list>
            <text:list-item>
              <text:p text:style-name="P26">сюжет</text:p>
            </text:list-item>
            <text:list-item>
              <text:p text:style-name="P26">гемплей со сменой уровней сложности</text:p>
            </text:list-item>
            <text:list-item>
              <text:p text:style-name="P26">показ спрайтов текста</text:p>
            </text:list-item>
            <text:list-item>
              <text:p text:style-name="P26">система открытия карт по мере прохождения компании</text:p>
            </text:list-item>
            <text:list-item>
              <text:p text:style-name="P26">реализация босов</text:p>
            </text:list-item>
            <text:list-item>
              <text:p text:style-name="P26">ии для союзника</text:p>
            </text:list-item>
            <text:list-item>
              <text:p text:style-name="P27">возрастание сложности от миссии к миссии</text:p>
            </text:list-item>
          </text:list>
        </text:list-item>
        <text:list-item>
          <text:p text:style-name="P26">кооператив</text:p>
          <text:list>
            <text:list-item>
              <text:p text:style-name="P26">подключение 1 игрока к другому</text:p>
            </text:list-item>
            <text:list-item>
              <text:p text:style-name="P26">синхронизация карт и сложности</text:p>
            </text:list-item>
            <text:list-item>
              <text:p text:style-name="P26">расширение компании для нескольких <text:span text:style-name="T8">игроков</text:span></text:p>
            </text:list-item>
          </text:list>
        </text:list-item>
        <text:list-item>
          <text:p text:style-name="P25">сетевое сражение</text:p>
          <text:list>
            <text:list-item>
              <text:p text:style-name="P25">назначение команд</text:p>
            </text:list-item>
            <text:list-item>
              <text:p text:style-name="P25">выбор режима карт</text:p>
            </text:list-item>
          </text:list>
        </text:list-item>
        <text:list-item>
          <text:p text:style-name="P25">редактор</text:p>
        </text:list-item>
      </text:list>
      <text:p text:style-name="P4">сетевая структура</text:p>
      <text:p text:style-name="P4"/>
      <text:p text:style-name="P6">сервер создается на стороне клиента</text:p>
      <text:p text:style-name="P5"/>
      <text:p text:style-name="P3"/>
      <text:p text:style-name="P4">интерфейс</text:p>
      <text:list xml:id="list145139718230775" text:continue-numbering="true" text:style-name="L4">
        <text:list-item>
          <text:p text:style-name="P29">главное меню</text:p>
          <text:list>
            <text:list-item>
              <text:p text:style-name="P29">компания</text:p>
              <text:list>
                <text:list-item>
                  <text:p text:style-name="P29">кооператив</text:p>
                  <text:list>
                    <text:list-item>
                      <text:p text:style-name="P30">создать сервер</text:p>
                    </text:list-item>
                    <text:list-item>
                      <text:p text:style-name="P30">подключится</text:p>
                    </text:list-item>
                  </text:list>
                </text:list-item>
                <text:list-item>
                  <text:p text:style-name="P29">одиночная</text:p>
                </text:list-item>
              </text:list>
            </text:list-item>
            <text:list-item>
              <text:p text:style-name="P29">сражение</text:p>
              <text:list>
                <text:list-item>
                  <text:p text:style-name="P29">одиночное </text:p>
                </text:list-item>
                <text:list-item>
                  <text:p text:style-name="P31">мультиплеер </text:p>
                </text:list-item>
              </text:list>
            </text:list-item>
            <text:list-item>
              <text:p text:style-name="P29">настройки</text:p>
            </text:list-item>
            <text:list-item>
              <text:p text:style-name="P29">редактор</text:p>
            </text:list-item>
          </text:list>
        </text:list-item>
      </text:list>
      <text:p text:style-name="P1"/>
      <text:list xml:id="list145139770912021" text:continue-numbering="true" text:style-name="L4">
        <text:list-item>
          <text:p text:style-name="P29"><text:soft-page-break/>одиночное сражение</text:p>
          <text:list>
            <text:list-item>
              <text:p text:style-name="P34"><text:span text:style-name="T2">с</text:span><text:span text:style-name="T1">писок режимов</text:span></text:p>
            </text:list-item>
            <text:list-item>
              <text:p text:style-name="P34"><text:span text:style-name="T2">с</text:span><text:span text:style-name="T1">писок карт</text:span></text:p>
            </text:list-item>
            <text:list-item>
              <text:p text:style-name="P28">уровень ботов</text:p>
            </text:list-item>
            <text:list-item>
              <text:p text:style-name="P32">кнопки подтвердить сбросить</text:p>
            </text:list-item>
            <text:list-item>
              <text:p text:style-name="P32">кнопка назад</text:p>
            </text:list-item>
          </text:list>
        </text:list-item>
        <text:list-item>
          <text:p text:style-name="P32">одиночка компания</text:p>
          <text:list>
            <text:list-item>
              <text:p text:style-name="P27">выбор миссии</text:p>
            </text:list-item>
            <text:list-item>
              <text:p text:style-name="P27">кнопка играть</text:p>
            </text:list-item>
            <text:list-item>
              <text:p text:style-name="P27">кнопка назад</text:p>
            </text:list-item>
          </text:list>
        </text:list-item>
        <text:list-item>
          <text:p text:style-name="P35"><text:span text:style-name="T1">кооператив </text:span><text:span text:style-name="T3">создать сервер</text:span><text:span text:style-name="T4"> (возможность копирования и передача другому игроку)</text:span></text:p>
          <text:list>
            <text:list-item>
              <text:p text:style-name="P30">мой порт</text:p>
            </text:list-item>
            <text:list-item>
              <text:p text:style-name="P30">мой айпи</text:p>
            </text:list-item>
            <text:list-item>
              <text:p text:style-name="P30">пароль</text:p>
            </text:list-item>
            <text:list-item>
              <text:p text:style-name="P33">кнопка запустить сервер </text:p>
            </text:list-item>
            <text:list-item>
              <text:p text:style-name="P33">кнопка назад</text:p>
            </text:list-item>
          </text:list>
        </text:list-item>
        <text:list-item>
          <text:p text:style-name="P33">кооператив подключится</text:p>
          <text:list>
            <text:list-item>
              <text:p text:style-name="P33">указать порт </text:p>
            </text:list-item>
            <text:list-item>
              <text:p text:style-name="P33">указать айпи</text:p>
            </text:list-item>
            <text:list-item>
              <text:p text:style-name="P33">указать пароль</text:p>
            </text:list-item>
            <text:list-item>
              <text:p text:style-name="P33">кнопка подключится</text:p>
            </text:list-item>
            <text:list-item>
              <text:p text:style-name="P33">кнопка назад</text:p>
            </text:list-item>
          </text:list>
        </text:list-item>
        <text:list-item>
          <text:p text:style-name="P33">кооператив выбор миссии</text:p>
          <text:list>
            <text:list-item>
              <text:p text:style-name="P33">выбор миссии</text:p>
            </text:list-item>
            <text:list-item>
              <text:p text:style-name="P33">кнопка играть</text:p>
            </text:list-item>
            <text:list-item>
              <text:p text:style-name="P33">кнопка назад</text:p>
            </text:list-item>
          </text:list>
        </text:list-item>
      </text:list>
      <text:h text:style-name="P58" text:outline-level="1"><text:bookmark-start text:name="__RefHeading___Toc344_7508708"/>Архитектура<text:bookmark-end text:name="__RefHeading___Toc344_7508708"/></text:h>
      <text:h text:style-name="P54" text:outline-level="2"><text:bookmark-start text:name="__RefHeading___Toc346_7508708"/>Основные модули<text:bookmark-end text:name="__RefHeading___Toc346_7508708"/></text:h>
      <text:h text:style-name="P36" text:outline-level="3">Session</text:h>
      <text:p text:style-name="P13">Модуль запускающие все модулю внутри этой сессии</text:p>
      <text:h text:style-name="P36" text:outline-level="3">ClientManager</text:h>
      <text:p text:style-name="P13">Модуль подключающий модули к конкретному клиенту.</text:p>
      <text:p text:style-name="P14">Подключается к игровому роутеру и подключает к нему пулл для клиентов.</text:p>
      <text:p text:style-name="P14">Принимает подключение клиента, <text:span text:style-name="T21">оборачивает его в модуль</text:span><text:span text:style-name="T11"> Client</text:span><text:span text:style-name="T9"> </text:span>и подключает клиента к пуллу. <text:s/></text:p>
      <text:h text:style-name="Heading_20_3" text:outline-level="3"><text:bookmark-start text:name="__RefHeading___Toc348_7508708"/>Logger<text:bookmark-end text:name="__RefHeading___Toc348_7508708"/></text:h>
      <text:p text:style-name="P8">Модуль собирающий у себя все логи и сохраняющий их.</text:p>
      <text:h text:style-name="P37" text:outline-level="3"><text:bookmark-start text:name="__RefHeading___Toc350_7508708"/>Catalog Resources<text:bookmark-end text:name="__RefHeading___Toc350_7508708"/></text:h>
      <text:p text:style-name="P15">Модуль обработки подгружаемых ресурсов.</text:p>
      <text:h text:style-name="P41" text:outline-level="3"><text:bookmark-start text:name="__RefHeading___Toc352_7508708"/>Display<text:bookmark-end text:name="__RefHeading___Toc352_7508708"/></text:h>
      <text:p text:style-name="Text_20_body">Модуль отрисовки графики для игрока</text:p>
      <text:h text:style-name="P38" text:outline-level="3"><text:bookmark-start text:name="__RefHeading___Toc354_7508708"/>Controlls<text:bookmark-end text:name="__RefHeading___Toc354_7508708"/></text:h>
      <text:p text:style-name="Text_20_body"><text:span text:style-name="T5">М</text:span><text:span text:style-name="T1">одуль обработки нажатия клавиш </text:span><text:span text:style-name="T5">и привязки их к действиям</text:span></text:p>
      <text:h text:style-name="P42" text:outline-level="3"><text:bookmark-start text:name="__RefHeading___Toc356_7508708"/>Game Mode<text:bookmark-end text:name="__RefHeading___Toc356_7508708"/></text:h>
      <text:p text:style-name="P9">Определяет правила игры и следит за счетом игры и игроков.</text:p>
      <text:h text:style-name="P45" text:outline-level="3"/>
      <text:h text:style-name="P51" text:outline-level="3">Менеджер сессий</text:h>
      <text:h text:style-name="P64" text:outline-level="3">Пока заглушка запускающая одну единственную сессию в этом же потоке <text:span text:style-name="T19">исполнения.</text:span></text:h>
      <text:h text:style-name="P65" text:outline-level="3">Так же запускает модуль менеджера профилей игроков на данном этапе.</text:h>
      <text:h text:style-name="P66" text:outline-level="3">Так же запускает менеджер подключений <text:span text:style-name="T20">для каждой сессии.</text:span></text:h>
      <text:h text:style-name="P65" text:outline-level="3">Если сессия сообщает о завершении, то завершает свой процесс.</text:h>
      <text:h text:style-name="P52" text:outline-level="3"><text:bookmark-start text:name="__RefHeading___Toc358_7508708"/>Менеджер профилей игроков<text:bookmark-end text:name="__RefHeading___Toc358_7508708"/></text:h>
      <text:p text:style-name="P10">Модуль дающий доступ к профилям игроков.</text:p>
      <text:p text:style-name="P12">Пока заглушка возвращающая только два профиля <text:span text:style-name="T10">GamerN</text:span><text:span text:style-name="T9">0 </text:span>и <text:span text:style-name="T10">GamerN</text:span><text:span text:style-name="T9">1</text:span></text:p>
      <text:h text:style-name="P44" text:outline-level="3"/>
      <text:h text:style-name="P50" text:outline-level="3">Session</text:h>
      <text:p text:style-name="P11">Модуль по работе с <text:span text:style-name="T15">модулями игры и взаимосвязи между ними.</text:span></text:p>
      <text:h text:style-name="Heading_20_4" text:outline-level="4">Задачи:</text:h>
      <text:list xml:id="list537570530" text:style-name="L5">
        <text:list-item>
          <text:p text:style-name="P67">Подключение новых соединений</text:p>
        </text:list-item>
        <text:list-item>
          <text:p text:style-name="P67">Поддержание текущих соединений.</text:p>
        </text:list-item>
        <text:list-item>
          <text:p text:style-name="P67">Разрыв соединений</text:p>
        </text:list-item>
        <text:list-item>
          <text:p text:style-name="P67">Оборачивание соединения в асинхронный коммуникатор для подключения к другим модулям.</text:p>
        </text:list-item>
        <text:list-item>
          <text:p text:style-name="P68">Передача первоначального списка ресурсов необходимых для загрузки. </text:p>
        </text:list-item>
        <text:list-item>
          <text:p text:style-name="P69">Передача коммуникаторов игроков модулю <text:span text:style-name="T14">Manager of Actors of Player</text:span></text:p>
        </text:list-item>
        <text:list-item>
          <text:p text:style-name="P70">Обработка обрывов соединения.</text:p>
        </text:list-item>
      </text:list>
      <text:h text:style-name="P60" text:outline-level="4">Подключен<text:span text:style-name="T18">н</text:span>ые модули:</text:h>
      <text:list xml:id="list2841076463" text:style-name="L6">
        <text:list-item>
          <text:p text:style-name="P72">Менеджер сессий</text:p>
        </text:list-item>
        <text:list-item>
          <text:p text:style-name="P72">Менеджер профилей игроков</text:p>
        </text:list-item>
        <text:list-item>
          <text:p text:style-name="P73">Менеджер подключений</text:p>
        </text:list-item>
        <text:list-item>
          <text:p text:style-name="P74">Менеджер ресурсов.</text:p>
        </text:list-item>
      </text:list>
      <text:h text:style-name="P59" text:outline-level="4">Стадии работы<text:span text:style-name="T16">:</text:span></text:h>
      <text:list xml:id="list3396053965" text:style-name="L7">
        <text:list-item>
          <text:p text:style-name="P75">Инициализация</text:p>
          <text:list>
            <text:list-item>
              <text:p text:style-name="P75">Создание роутера.</text:p>
            </text:list-item>
            <text:list-item>
              <text:p text:style-name="P76">Регистрация всех ресурсов из конфигурации.</text:p>
            </text:list-item>
            <text:list-item>
              <text:p text:style-name="P75">Создание основных модулей по списку.</text:p>
            </text:list-item>
            <text:list-item>
              <text:p text:style-name="P75">Подключение модулей к роутеру.</text:p>
            </text:list-item>
            <text:list-item>
              <text:p text:style-name="P77">Запрос у модуля <text:span text:style-name="T9">Game Mod </text:span>максимального количество слотов игроков для этой игровой сессии.</text:p>
            </text:list-item>
            <text:list-item>
              <text:p text:style-name="P77">Создание и подключение модуля менеджера игровых акторов.</text:p>
            </text:list-item>
          </text:list>
        </text:list-item>
        <text:list-item>
          <text:p text:style-name="P75">Ожидание подключения клиента</text:p>
          <text:list>
            <text:list-item>
              <text:p text:style-name="P77">Проверка есть свободные слоты для игроков.</text:p>
            </text:list-item>
            <text:list-item>
              <text:p text:style-name="P75">Запрос профиля подключившегося клиента.</text:p>
            </text:list-item>
            <text:list-item>
              <text:p text:style-name="P75">Отправка клиенту обязательных к загрузке ресурсов.</text:p>
            </text:list-item>
            <text:list-item>
              <text:p text:style-name="P75"><text:soft-page-break/>Передача коммуникатора игрока менеджеру игровых акторов.</text:p>
            </text:list-item>
          </text:list>
        </text:list-item>
        <text:list-item>
          <text:p text:style-name="P77">Отключение клиента</text:p>
          <text:list>
            <text:list-item>
              <text:p text:style-name="P77">Проверка занимал ли клиент игровой слот.</text:p>
              <text:list>
                <text:list-item>
                  <text:p text:style-name="P78">Запрос изменений в профиле игрока из модуля <text:span text:style-name="T9">Game Mod </text:span></text:p>
                </text:list-item>
                <text:list-item>
                  <text:p text:style-name="P78">Сохранение изменений в профиле игрока.</text:p>
                </text:list-item>
                <text:list-item>
                  <text:p text:style-name="P77">Освобождение слота</text:p>
                </text:list-item>
              </text:list>
            </text:list-item>
            <text:list-item>
              <text:p text:style-name="P77">Отправка клиенту явного оповещения о отключении и его причине.</text:p>
            </text:list-item>
            <text:list-item>
              <text:p text:style-name="P77">Отключение клиента.</text:p>
            </text:list-item>
          </text:list>
        </text:list-item>
        <text:list-item>
          <text:p text:style-name="P77">Удаление сессии</text:p>
          <text:list>
            <text:list-item>
              <text:p text:style-name="P78">Проверка все ли клиенты отключены</text:p>
              <text:list>
                <text:list-item>
                  <text:p text:style-name="P78">Отключение клиентов</text:p>
                </text:list-item>
              </text:list>
            </text:list-item>
            <text:list-item>
              <text:p text:style-name="P78">Вызов деструктора у менеджера игровых акторов если у него есть деструктор.</text:p>
            </text:list-item>
            <text:list-item>
              <text:p text:style-name="P78">Вызов деструкторов у остальных модулей по списку, если у них есть деструкторы.</text:p>
            </text:list-item>
            <text:list-item>
              <text:p text:style-name="P79">Вызов события о завершении сессии <text:span text:style-name="T17">которое передается менеджеру сессий.</text:span></text:p>
            </text:list-item>
          </text:list>
        </text:list-item>
      </text:list>
      <text:h text:style-name="P38" text:outline-level="3"/>
      <text:h text:style-name="P39" text:outline-level="3"/>
      <text:h text:style-name="P53" text:outline-level="3"><text:bookmark-start text:name="__RefHeading___Toc360_7508708"/>Manager of Actors of Player<text:bookmark-end text:name="__RefHeading___Toc360_7508708"/></text:h>
      <text:p text:style-name="P7">Модуль для манипулирования <text:span text:style-name="T9">Player Actor</text:span></text:p>
      <text:h text:style-name="P63" text:outline-level="4">Задачи:</text:h>
      <text:list xml:id="list709676567" text:style-name="L8">
        <text:list-item>
          <text:p text:style-name="P71">Создание модулей акторов игроков.</text:p>
        </text:list-item>
        <text:list-item>
          <text:p text:style-name="P71">Получение коммуникаторов игроков и подключение их к модулям акторов.</text:p>
        </text:list-item>
        <text:list-item>
          <text:p text:style-name="P71">Подключение модуля актора игрока к другим модулям.</text:p>
        </text:list-item>
        <text:list-item>
          <text:p text:style-name="P71"/>
        </text:list-item>
      </text:list>
      <text:p text:style-name="P16"/>
      <text:h text:style-name="P40" text:outline-level="3"><text:bookmark-start text:name="__RefHeading___Toc362_7508708"/>Map<text:bookmark-end text:name="__RefHeading___Toc362_7508708"/></text:h>
      <text:p text:style-name="P81">Модуль просчета движения акторов и их столкновений</text:p>
      <text:p text:style-name="P81"/>
      <text:h text:style-name="P62" text:outline-level="4">Актор</text:h>
      <text:list xml:id="list696485525" text:style-name="L16">
        <text:list-item>
          <text:p text:style-name="P82">Тип</text:p>
          <text:list>
            <text:list-item>
              <text:p text:style-name="P83">Static</text:p>
            </text:list-item>
            <text:list-item>
              <text:p text:style-name="P83">Dynamic</text:p>
            </text:list-item>
          </text:list>
        </text:list-item>
        <text:list-item>
          <text:p text:style-name="P83">Id</text:p>
        </text:list-item>
        <text:list-item>
          <text:p text:style-name="P82">Координаты</text:p>
        </text:list-item>
        <text:list-item>
          <text:p text:style-name="P82"><text:span text:style-name="T9">Поворот</text:span><text:span text:style-name="T13">[1, -1]</text:span></text:p>
        </text:list-item>
        <text:list-item>
          <text:p text:style-name="P82">Фигура для коллизии</text:p>
          <text:list>
            <text:list-item>
              <text:p text:style-name="P84">Box</text:p>
            </text:list-item>
          </text:list>
        </text:list-item>
        <text:list-item>
          <text:p text:style-name="P82">Скорость<text:span text:style-name="T24">(</text:span><text:span text:style-name="T13">&gt;</text:span><text:span text:style-name="T24">0)</text:span></text:p>
        </text:list-item>
      </text:list>
      <text:h text:style-name="P61" text:outline-level="4">Входящие сообщения</text:h>
      <text:list xml:id="list1148251149" text:style-name="L14">
        <text:list-item>
          <text:p text:style-name="P92"><text:span text:style-name="T1">Добавление нового актора</text:span></text:p>
        </text:list-item>
        <text:list-item>
          <text:p text:style-name="P92"><text:span text:style-name="T1">Удаление актора</text:span></text:p>
        </text:list-item>
        <text:list-item>
          <text:p text:style-name="P92"><text:span text:style-name="T1">Запрос на загрузку всех акторов</text:span></text:p>
        </text:list-item>
      </text:list>
      <text:h text:style-name="P61" text:outline-level="4">Исходящие сообщения</text:h>
      <text:list xml:id="list3728484571" text:style-name="L15">
        <text:list-item>
          <text:p text:style-name="P93"><text:span text:style-name="T1">Добавление актора</text:span></text:p>
        </text:list-item>
        <text:list-item>
          <text:p text:style-name="P93"><text:span text:style-name="T1">Удаление актора</text:span></text:p>
        </text:list-item>
        <text:list-item>
          <text:p text:style-name="P93"><text:soft-page-break/><text:span text:style-name="T1">Обновление актора</text:span></text:p>
        </text:list-item>
        <text:list-item>
          <text:p text:style-name="P93"><text:span text:style-name="T1">Отдача списка всех акторов</text:span></text:p>
        </text:list-item>
      </text:list>
      <text:h text:style-name="P46" text:outline-level="3"/>
      <text:h text:style-name="P55" text:outline-level="2"/>
      <text:h text:style-name="P56" text:outline-level="2"><text:bookmark-start text:name="__RefHeading___Toc364_7508708"/>Модули отвечающие за работу отдельных акторов<text:bookmark-end text:name="__RefHeading___Toc364_7508708"/></text:h>
      <text:h text:style-name="Heading_20_3" text:outline-level="3"><text:bookmark-start text:name="__RefHeading___Toc366_7508708"/>Player Actor<text:bookmark-end text:name="__RefHeading___Toc366_7508708"/></text:h>
      <text:p text:style-name="P8">Модуль для управления игрока акторами</text:p>
      <text:h text:style-name="P41" text:outline-level="3"><text:bookmark-start text:name="__RefHeading___Toc368_7508708"/>Bullets<text:bookmark-end text:name="__RefHeading___Toc368_7508708"/></text:h>
      <text:p text:style-name="P7">Модуль управления акторами пуль.</text:p>
      <text:h text:style-name="P38" text:outline-level="3"><text:bookmark-start text:name="__RefHeading___Toc370_7508708"/>Blocks<text:bookmark-end text:name="__RefHeading___Toc370_7508708"/></text:h>
      <text:p text:style-name="P7">Модуль управления акторами блоков.</text:p>
      <text:h text:style-name="P57" text:outline-level="2">Форматы данных</text:h>
      <text:h text:style-name="P49" text:outline-level="3">Image</text:h>
      <text:list xml:id="list449401585" text:style-name="L13">
        <text:list-item>
          <text:p text:style-name="P91">Path</text:p>
        </text:list-item>
      </text:list>
      <text:h text:style-name="P43" text:outline-level="3">Tile</text:h>
      <text:list xml:id="list3359180224" text:style-name="L9">
        <text:list-item>
          <text:p text:style-name="P86"><text:span text:style-name="T9">Tags</text:span></text:p>
        </text:list-item>
        <text:list-item>
          <text:p text:style-name="P85"><text:span text:style-name="T9">Size</text:span></text:p>
        </text:list-item>
        <text:list-item>
          <text:p text:style-name="P85"><text:span text:style-name="T12">Id</text:span><text:span text:style-name="T9">Image</text:span></text:p>
        </text:list-item>
      </text:list>
      <text:h text:style-name="P47" text:outline-level="3"><text:span text:style-name="T22">Tileset</text:span></text:h>
      <text:list xml:id="list291266871" text:style-name="L10">
        <text:list-item>
          <text:p text:style-name="P88">Tags</text:p>
        </text:list-item>
        <text:list-item>
          <text:p text:style-name="P88">Tiles <text:span text:style-name="T23">[Tile]</text:span></text:p>
        </text:list-item>
        <text:list-item>
          <text:p text:style-name="P88">Images <text:span text:style-name="T23">[Image]</text:span></text:p>
        </text:list-item>
      </text:list>
      <text:p text:style-name="P87"/>
      <text:h text:style-name="P49" text:outline-level="3">Block</text:h>
      <text:list xml:id="list131200087" text:style-name="L12">
        <text:list-item>
          <text:p text:style-name="P90">Position</text:p>
        </text:list-item>
        <text:list-item>
          <text:p text:style-name="P90">IdTile</text:p>
        </text:list-item>
      </text:list>
      <text:h text:style-name="P48" text:outline-level="3">BlocksMap</text:h>
      <text:list xml:id="list2406930900" text:style-name="L11">
        <text:list-item>
          <text:p text:style-name="P89">Tags</text:p>
        </text:list-item>
        <text:list-item>
          <text:p text:style-name="P89">Block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2-01T14:51:39.131000000</dc:date>
    <meta:editing-duration>PT7H32M22S</meta:editing-duration>
    <meta:editing-cycles>50</meta:editing-cycles>
    <meta:document-statistic meta:table-count="0" meta:image-count="0" meta:object-count="0" meta:page-count="12" meta:paragraph-count="204" meta:word-count="800" meta:character-count="4922" meta:non-whitespace-character-count="4447"/>
  </office:meta>
</office:document-meta>
</file>